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889in" fo:margin-left="0.0493in" style:page-number="auto" fo:break-before="auto" fo:break-after="auto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1.49" style:family="table-row">
      <style:table-row-properties style:min-row-height="0.3153in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f66e" officeooo:paragraph-rsid="0056f66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a684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40d27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6548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3f76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46f6a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f66e" officeooo:paragraph-rsid="0056f66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12ef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text-line-through-type="singl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dee17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68505" officeooo:paragraph-rsid="00568505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3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114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5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16" style:family="paragraph" style:parent-style-name="Standard">
      <style:text-properties officeooo:paragraph-rsid="00661434"/>
    </style:style>
    <style:style style:name="P1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c9ec5" officeooo:paragraph-rsid="005c9ec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058da" officeooo:paragraph-rsid="006058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2dda5" officeooo:paragraph-rsid="0062dda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2dda5" officeooo:paragraph-rsid="0066143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8505" officeooo:paragraph-rsid="0066143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68b1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c9ec5" officeooo:paragraph-rsid="005c9ec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058da" officeooo:paragraph-rsid="006058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ad2f3" officeooo:paragraph-rsid="0068b1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69bb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69d90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058da" officeooo:paragraph-rsid="0068b1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bbe3c" officeooo:paragraph-rsid="00652664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c9ec5" officeooo:paragraph-rsid="005c9ec5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2dda5" officeooo:paragraph-rsid="0062dda5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2dda5" officeooo:paragraph-rsid="00661434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165481"/>
    </style:style>
    <style:style style:name="T6" style:family="text">
      <style:text-properties officeooo:rsid="001c1b43"/>
    </style:style>
    <style:style style:name="T7" style:family="text">
      <style:text-properties officeooo:rsid="001c7d60"/>
    </style:style>
    <style:style style:name="T8" style:family="text">
      <style:text-properties officeooo:rsid="002f816f"/>
    </style:style>
    <style:style style:name="T9" style:family="text">
      <style:text-properties officeooo:rsid="0031449b"/>
    </style:style>
    <style:style style:name="T10" style:family="text">
      <style:text-properties officeooo:rsid="003645f8"/>
    </style:style>
    <style:style style:name="T11" style:family="text">
      <style:text-properties officeooo:rsid="003bfd29"/>
    </style:style>
    <style:style style:name="T12" style:family="text">
      <style:text-properties officeooo:rsid="003eb3b6"/>
    </style:style>
    <style:style style:name="T13" style:family="text">
      <style:text-properties officeooo:rsid="003f768e"/>
    </style:style>
    <style:style style:name="T14" style:family="text">
      <style:text-properties officeooo:rsid="003f9f87"/>
    </style:style>
    <style:style style:name="T15" style:family="text">
      <style:text-properties officeooo:rsid="0040d27c"/>
    </style:style>
    <style:style style:name="T16" style:family="text">
      <style:text-properties officeooo:rsid="0042b870"/>
    </style:style>
    <style:style style:name="T17" style:family="text">
      <style:text-properties officeooo:rsid="0043fcb1"/>
    </style:style>
    <style:style style:name="T18" style:family="text">
      <style:text-properties officeooo:rsid="0053128c"/>
    </style:style>
    <style:style style:name="T19" style:family="text">
      <style:text-properties officeooo:rsid="005422ac"/>
    </style:style>
    <style:style style:name="T20" style:family="text">
      <style:text-properties officeooo:rsid="005c1089"/>
    </style:style>
    <style:style style:name="T21" style:family="text">
      <style:text-properties officeooo:rsid="005c9ec5"/>
    </style:style>
    <style:style style:name="T22" style:family="text">
      <style:text-properties officeooo:rsid="005e2769"/>
    </style:style>
    <style:style style:name="T23" style:family="text">
      <style:text-properties officeooo:rsid="005f6b17"/>
    </style:style>
    <style:style style:name="T24" style:family="text">
      <style:text-properties officeooo:rsid="006058da"/>
    </style:style>
    <style:style style:name="T25" style:family="text">
      <style:text-properties officeooo:rsid="00622b9b"/>
    </style:style>
    <style:style style:name="T26" style:family="text">
      <style:text-properties officeooo:rsid="00637d03"/>
    </style:style>
    <style:style style:name="T27" style:family="text">
      <style:text-properties fo:font-variant="normal" fo:text-transform="none" fo:letter-spacing="normal" officeooo:rsid="0058c56f" style:font-name-complex="Lohit Bengali" style:font-size-complex="9.75pt"/>
    </style:style>
    <style:style style:name="T28" style:family="text">
      <style:text-properties fo:font-variant="normal" fo:text-transform="none" fo:letter-spacing="normal" officeooo:rsid="005797d9" style:font-name-complex="Lohit Bengali" style:font-size-complex="9.75pt"/>
    </style:style>
    <style:style style:name="T29" style:family="text">
      <style:text-properties officeooo:rsid="00568505"/>
    </style:style>
    <style:style style:name="T30" style:family="text">
      <style:text-properties officeooo:rsid="00673a77"/>
    </style:style>
    <style:style style:name="T31" style:family="text">
      <style:text-properties officeooo:rsid="00675587"/>
    </style:style>
    <style:style style:name="T32" style:family="text">
      <style:text-properties officeooo:rsid="0068b17d"/>
    </style:style>
    <style:style style:name="T33" style:family="text">
      <style:text-properties officeooo:rsid="0036c4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7">Word</text:p>
          </table:table-cell>
          <table:table-cell table:style-name="Table1.A1" office:value-type="string">
            <text:p text:style-name="P37">Synonyms</text:p>
          </table:table-cell>
          <table:table-cell table:style-name="Table1.A1" office:value-type="string">
            <text:p text:style-name="P37">Word</text:p>
          </table:table-cell>
          <table:table-cell table:style-name="Table1.A1" office:value-type="string">
            <text:p text:style-name="P37">Synonyms</text:p>
          </table:table-cell>
        </table:table-row>
        <table:table-row>
          <table:table-cell table:style-name="Table1.A1" office:value-type="string">
            <text:p text:style-name="P38">Alternative</text:p>
          </table:table-cell>
          <table:table-cell table:style-name="Table1.A1" office:value-type="string">
            <text:p text:style-name="P38">other, different, optional</text:p>
          </table:table-cell>
          <table:table-cell table:style-name="Table1.A1" office:value-type="string">
            <text:p text:style-name="P38">pest</text:p>
          </table:table-cell>
          <table:table-cell table:style-name="Table1.A1" office:value-type="string">
            <text:p text:style-name="P38">nuisance</text:p>
          </table:table-cell>
        </table:table-row>
        <table:table-row>
          <table:table-cell table:style-name="Table1.A1" office:value-type="string">
            <text:p text:style-name="P38">Transport</text:p>
          </table:table-cell>
          <table:table-cell table:style-name="Table1.A1" office:value-type="string">
            <text:p text:style-name="P38">transportation</text:p>
          </table:table-cell>
          <table:table-cell table:style-name="Table1.A1" office:value-type="string">
            <text:p text:style-name="P38">invented</text:p>
          </table:table-cell>
          <table:table-cell table:style-name="Table1.A1" office:value-type="string">
            <text:p text:style-name="P40">Created</text:p>
            <text:p text:style-name="P96">patented</text:p>
            <text:p text:style-name="P96">manufactured </text:p>
            <text:p text:style-name="P98">formed</text:p>
            <text:p text:style-name="P101">brought about</text:p>
            <text:p text:style-name="P101">formulated</text:p>
            <text:p text:style-name="P101">developed</text:p>
          </table:table-cell>
        </table:table-row>
        <table:table-row>
          <table:table-cell table:style-name="Table1.A1" office:value-type="string">
            <text:p text:style-name="P38">Encouraged</text:p>
          </table:table-cell>
          <table:table-cell table:style-name="Table1.A1" office:value-type="string">
            <text:p text:style-name="P38">promoted, supported, pushed</text:p>
          </table:table-cell>
          <table:table-cell table:style-name="Table1.A1" office:value-type="string">
            <text:p text:style-name="P38">start</text:p>
          </table:table-cell>
          <table:table-cell table:style-name="Table1.A1" office:value-type="string">
            <text:p text:style-name="P41">Inception, <text:span text:style-name="T15">commence</text:span></text:p>
          </table:table-cell>
        </table:table-row>
        <table:table-row>
          <table:table-cell table:style-name="Table1.A1" office:value-type="string">
            <text:p text:style-name="P38">Law</text:p>
          </table:table-cell>
          <table:table-cell table:style-name="Table1.A1" office:value-type="string">
            <text:p text:style-name="P38">legislation, rules, regulation</text:p>
          </table:table-cell>
          <table:table-cell table:style-name="Table1.A1" office:value-type="string">
            <text:p text:style-name="P38">clubs</text:p>
          </table:table-cell>
          <table:table-cell table:style-name="Table1.A1" office:value-type="string">
            <text:p text:style-name="P38">groups</text:p>
          </table:table-cell>
        </table:table-row>
        <table:table-row>
          <table:table-cell table:style-name="Table1.A1" office:value-type="string">
            <text:p text:style-name="P38">Control</text:p>
          </table:table-cell>
          <table:table-cell table:style-name="Table1.A1" office:value-type="string">
            <text:p text:style-name="P38">regulate, manage, restrict</text:p>
          </table:table-cell>
          <table:table-cell table:style-name="Table1.A1" office:value-type="string">
            <text:p text:style-name="P38">mainly</text:p>
          </table:table-cell>
          <table:table-cell table:style-name="Table1.A1" office:value-type="string">
            <text:p text:style-name="P38">Primarily, <text:span text:style-name="T26">principally</text:span></text:p>
          </table:table-cell>
        </table:table-row>
        <table:table-row>
          <table:table-cell table:style-name="Table1.A1" office:value-type="string">
            <text:p text:style-name="P38">Car</text:p>
          </table:table-cell>
          <table:table-cell table:style-name="Table1.A1" office:value-type="string">
            <text:p text:style-name="P38">Vehicle, automobile</text:p>
          </table:table-cell>
          <table:table-cell table:style-name="Table1.A1" office:value-type="string">
            <text:p text:style-name="P38">hedgehog</text:p>
          </table:table-cell>
          <table:table-cell table:style-name="Table1.A1" office:value-type="string">
            <text:p text:style-name="P38">Unsocial person</text:p>
          </table:table-cell>
        </table:table-row>
        <table:table-row>
          <table:table-cell table:style-name="Table1.A1" office:value-type="string">
            <text:p text:style-name="P114">Mandatory </text:p>
          </table:table-cell>
          <table:table-cell table:style-name="Table1.A1" office:value-type="string">
            <text:p text:style-name="P38">Obligatory, Compulsory, must be attended</text:p>
          </table:table-cell>
          <table:table-cell table:style-name="Table1.A1" office:value-type="string">
            <text:p text:style-name="P38">move</text:p>
          </table:table-cell>
          <table:table-cell table:style-name="Table1.A1" office:value-type="string">
            <text:p text:style-name="P38">relocate</text:p>
          </table:table-cell>
        </table:table-row>
        <table:table-row>
          <table:table-cell table:style-name="Table1.A1" office:value-type="string">
            <text:p text:style-name="P38">Optional </text:p>
          </table:table-cell>
          <table:table-cell table:style-name="Table1.A1" office:value-type="string">
            <text:p text:style-name="P38">Elective, voluntary </text:p>
          </table:table-cell>
          <table:table-cell table:style-name="Table1.A1" office:value-type="string">
            <text:p text:style-name="P38">dispersal</text:p>
          </table:table-cell>
          <table:table-cell table:style-name="Table1.A1" office:value-type="string">
            <text:p text:style-name="P38">long-range</text:p>
          </table:table-cell>
        </table:table-row>
        <table:table-row>
          <table:table-cell table:style-name="Table1.A1" office:value-type="string">
            <text:p text:style-name="P38">therefore</text:p>
          </table:table-cell>
          <table:table-cell table:style-name="Table1.A1" office:value-type="string">
            <text:p text:style-name="P38">As a result</text:p>
          </table:table-cell>
          <table:table-cell table:style-name="Table1.A1" office:value-type="string">
            <text:p text:style-name="P38">correct</text:p>
          </table:table-cell>
          <table:table-cell table:style-name="Table1.A1" office:value-type="string">
            <text:p text:style-name="P38">appropriate</text:p>
          </table:table-cell>
        </table:table-row>
        <table:table-row>
          <table:table-cell table:style-name="Table1.A1" office:value-type="string">
            <text:p text:style-name="P38">Should </text:p>
          </table:table-cell>
          <table:table-cell table:style-name="Table1.A1" office:value-type="string">
            <text:p text:style-name="P38">Ought to</text:p>
          </table:table-cell>
          <table:table-cell table:style-name="Table1.A1" office:value-type="string">
            <text:p text:style-name="P38">Follow the instructions</text:p>
          </table:table-cell>
          <table:table-cell table:style-name="Table1.A1" office:value-type="string">
            <text:p text:style-name="P38">Read the instructions</text:p>
          </table:table-cell>
        </table:table-row>
        <table:table-row>
          <table:table-cell table:style-name="Table1.A1" office:value-type="string">
            <text:p text:style-name="P38">University </text:p>
          </table:table-cell>
          <table:table-cell table:style-name="Table1.A1" office:value-type="string">
            <text:p text:style-name="P38">Post-secondary education,</text:p>
            <text:p text:style-name="P38">tertiary education</text:p>
          </table:table-cell>
          <table:table-cell table:style-name="Table1.A1" office:value-type="string">
            <text:p text:style-name="P38">Strangely</text:p>
          </table:table-cell>
          <table:table-cell table:style-name="Table1.A1" office:value-type="string">
            <text:p text:style-name="P38">Amazingly</text:p>
          </table:table-cell>
        </table:table-row>
        <table:table-row>
          <table:table-cell table:style-name="Table1.A1" office:value-type="string">
            <text:p text:style-name="P95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95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38">beginner</text:p>
          </table:table-cell>
          <table:table-cell table:style-name="Table1.A1" office:value-type="string">
            <text:p text:style-name="P38">useless</text:p>
          </table:table-cell>
        </table:table-row>
        <table:table-row>
          <table:table-cell table:style-name="Table1.A1" office:value-type="string">
            <text:p text:style-name="P38">People </text:p>
          </table:table-cell>
          <table:table-cell table:style-name="Table1.A1" office:value-type="string">
            <text:p text:style-name="P38">individuals</text:p>
          </table:table-cell>
          <table:table-cell table:style-name="Table1.A1" office:value-type="string">
            <text:p text:style-name="P38">average</text:p>
          </table:table-cell>
          <table:table-cell table:style-name="Table1.A1" office:value-type="string">
            <text:p text:style-name="P38">ok</text:p>
          </table:table-cell>
        </table:table-row>
        <table:table-row>
          <table:table-cell table:style-name="Table1.A1" office:value-type="string">
            <text:p text:style-name="P38">Should be </text:p>
          </table:table-cell>
          <table:table-cell table:style-name="Table1.A1" office:value-type="string">
            <text:p text:style-name="P38">Needs to be</text:p>
          </table:table-cell>
          <table:table-cell table:style-name="Table1.A1" office:value-type="string">
            <text:p text:style-name="P38">good</text:p>
          </table:table-cell>
          <table:table-cell table:style-name="Table1.A1" office:value-type="string">
            <text:p text:style-name="P38">fine</text:p>
          </table:table-cell>
        </table:table-row>
        <table:table-row>
          <table:table-cell table:style-name="Table1.A1" office:value-type="string">
            <text:p text:style-name="P38">consumed</text:p>
          </table:table-cell>
          <table:table-cell table:style-name="Table1.A1" office:value-type="string">
            <text:p text:style-name="P38">Used, eaten</text:p>
          </table:table-cell>
          <table:table-cell table:style-name="Table1.A1" office:value-type="string">
            <text:p text:style-name="P38">league</text:p>
          </table:table-cell>
          <table:table-cell table:style-name="Table1.A1" office:value-type="string">
            <text:p text:style-name="P38">great</text:p>
          </table:table-cell>
        </table:table-row>
        <table:table-row>
          <table:table-cell table:style-name="Table1.A1" office:value-type="string">
            <text:p text:style-name="P38">teenager</text:p>
          </table:table-cell>
          <table:table-cell table:style-name="Table1.A1" office:value-type="string">
            <text:p text:style-name="P38">Adolescent, youth</text:p>
          </table:table-cell>
          <table:table-cell table:style-name="Table1.A1" office:value-type="string">
            <text:p text:style-name="P38">before</text:p>
          </table:table-cell>
          <table:table-cell table:style-name="Table1.A1" office:value-type="string">
            <text:p text:style-name="P38">Prior to</text:p>
          </table:table-cell>
        </table:table-row>
        <table:table-row>
          <table:table-cell table:style-name="Table1.A1" office:value-type="string">
            <text:p text:style-name="P38">A lot of people believe that</text:p>
          </table:table-cell>
          <table:table-cell table:style-name="Table1.A1" office:value-type="string">
            <text:p text:style-name="P38">it is extensively acknowledged that</text:p>
          </table:table-cell>
          <table:table-cell table:style-name="Table1.A1" office:value-type="string">
            <text:p text:style-name="P71">Considerable length</text:p>
          </table:table-cell>
          <table:table-cell table:style-name="Table1.A1" office:value-type="string">
            <text:p text:style-name="P71">long</text:p>
          </table:table-cell>
        </table:table-row>
        <table:table-row>
          <table:table-cell table:style-name="Table1.A1" office:value-type="string">
            <text:p text:style-name="P95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95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42">offence</text:p>
          </table:table-cell>
          <table:table-cell table:style-name="Table1.A1" office:value-type="string">
            <text:p text:style-name="P42">violation of law</text:p>
          </table:table-cell>
        </table:table-row>
        <table:table-row>
          <table:table-cell table:style-name="Table1.A1" office:value-type="string">
            <text:p text:style-name="P38">ban</text:p>
          </table:table-cell>
          <table:table-cell table:style-name="Table1.A1" office:value-type="string">
            <text:p text:style-name="P38">prohibit</text:p>
          </table:table-cell>
          <table:table-cell table:style-name="Table1.A1" office:value-type="string">
            <text:p text:style-name="P42">normally</text:p>
          </table:table-cell>
          <table:table-cell table:style-name="Table1.A1" office:value-type="string">
            <text:p text:style-name="P43"><text:span text:style-name="T10">u</text:span>sually</text:p>
            <text:p text:style-name="P99">conventionally</text:p>
            <text:p text:style-name="P99">generally</text:p>
            <text:p text:style-name="P97">most commonly</text:p>
            <text:p text:style-name="P97">very often</text:p>
            <text:p text:style-name="P97">often</text:p>
            <text:p text:style-name="P100">traditionally </text:p>
            <text:p text:style-name="P97"/>
          </table:table-cell>
        </table:table-row>
        <table:table-row>
          <table:table-cell table:style-name="Table1.A1" office:value-type="string">
            <text:p text:style-name="P38">period</text:p>
          </table:table-cell>
          <table:table-cell table:style-name="Table1.A1" office:value-type="string">
            <text:p text:style-name="P38">Season, <text:span text:style-name="T4">session</text:span></text:p>
          </table:table-cell>
          <table:table-cell table:style-name="Table1.A1" office:value-type="string">
            <text:p text:style-name="P42">ancestor</text:p>
            <text:p text:style-name="P38"/>
          </table:table-cell>
          <table:table-cell table:style-name="Table1.A1" office:value-type="string">
            <text:p text:style-name="P42">predecessor, forefather</text:p>
          </table:table-cell>
        </table:table-row>
        <table:table-row>
          <table:table-cell table:style-name="Table1.A1" office:value-type="string">
            <text:p text:style-name="P38">uproot</text:p>
          </table:table-cell>
          <table:table-cell table:style-name="Table1.A1" office:value-type="string">
            <text:p text:style-name="P38">Dig up</text:p>
          </table:table-cell>
          <table:table-cell table:style-name="Table1.A1" office:value-type="string">
            <text:p text:style-name="P38">advantage</text:p>
          </table:table-cell>
          <table:table-cell table:style-name="Table1.A1" office:value-type="string">
            <text:p text:style-name="P38">benefit, positive aspect, good point, argument in favor of</text:p>
          </table:table-cell>
        </table:table-row>
        <table:table-row>
          <table:table-cell table:style-name="Table1.A1" office:value-type="string">
            <text:p text:style-name="P38">recession</text:p>
          </table:table-cell>
          <table:table-cell table:style-name="Table1.A1" office:value-type="string">
            <text:p text:style-name="P38">downturn</text:p>
          </table:table-cell>
          <table:table-cell table:style-name="Table1.A1" office:value-type="string">
            <text:p text:style-name="P38">disadvantage</text:p>
          </table:table-cell>
          <table:table-cell table:style-name="Table1.A1" office:value-type="string">
            <text:p text:style-name="P39">argument against, drawback, downside, frequent criticism, negative, objection</text:p>
          </table:table-cell>
        </table:table-row>
        <table:table-row>
          <table:table-cell table:style-name="Table1.A1" office:value-type="string">
            <text:p text:style-name="P38">misconceptions</text:p>
          </table:table-cell>
          <table:table-cell table:style-name="Table1.A1" office:value-type="string">
            <text:p text:style-name="P38">Mistaken views</text:p>
          </table:table-cell>
          <table:table-cell table:style-name="Table1.A1" office:value-type="string">
            <text:p text:style-name="P38">careful</text:p>
          </table:table-cell>
          <table:table-cell table:style-name="Table1.A1" office:value-type="string">
            <text:p text:style-name="P38">circumspect</text:p>
          </table:table-cell>
        </table:table-row>
        <table:table-row>
          <table:table-cell table:style-name="Table1.A1" office:value-type="string">
            <text:p text:style-name="P38">International standards</text:p>
          </table:table-cell>
          <table:table-cell table:style-name="Table1.A1" office:value-type="string">
            <text:p text:style-name="P38">Worldwide regulations</text:p>
          </table:table-cell>
          <table:table-cell table:style-name="Table1.A1" office:value-type="string">
            <text:p text:style-name="P38">usual</text:p>
          </table:table-cell>
          <table:table-cell table:style-name="Table1.A1" office:value-type="string">
            <text:p text:style-name="P38">Conventional, <text:span text:style-name="T16">traditional</text:span></text:p>
          </table:table-cell>
        </table:table-row>
        <text:soft-page-break/>
        <table:table-row>
          <table:table-cell table:style-name="Table1.A1" office:value-type="string">
            <text:p text:style-name="P38">famous</text:p>
          </table:table-cell>
          <table:table-cell table:style-name="Table1.A1" office:value-type="string">
            <text:p text:style-name="P95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38">defence</text:p>
          </table:table-cell>
          <table:table-cell table:style-name="Table1.A1" office:value-type="string">
            <text:p text:style-name="P38">wall</text:p>
          </table:table-cell>
        </table:table-row>
        <table:table-row>
          <table:table-cell table:style-name="Table1.A1" office:value-type="string">
            <text:p text:style-name="P38">method</text:p>
          </table:table-cell>
          <table:table-cell table:style-name="Table1.A1" office:value-type="string">
            <text:p text:style-name="P38">process</text:p>
          </table:table-cell>
          <table:table-cell table:style-name="Table1.A1" office:value-type="string">
            <text:p text:style-name="P38">downpour</text:p>
          </table:table-cell>
          <table:table-cell table:style-name="Table1.A1" office:value-type="string">
            <text:p text:style-name="P38">Rainfall, downfall</text:p>
          </table:table-cell>
        </table:table-row>
        <table:table-row>
          <table:table-cell table:style-name="Table1.A1" office:value-type="string">
            <text:p text:style-name="P38">fertilizer</text:p>
          </table:table-cell>
          <table:table-cell table:style-name="Table1.A1" office:value-type="string">
            <text:p text:style-name="P38">manure</text:p>
          </table:table-cell>
          <table:table-cell table:style-name="Table1.A1" office:value-type="string">
            <text:p text:style-name="P38">smart</text:p>
          </table:table-cell>
          <table:table-cell table:style-name="Table1.A1" office:value-type="string">
            <text:p text:style-name="P38">intelligent</text:p>
          </table:table-cell>
        </table:table-row>
        <table:table-row>
          <table:table-cell table:style-name="Table1.A1" office:value-type="string">
            <text:p text:style-name="P38">artificial</text:p>
          </table:table-cell>
          <table:table-cell table:style-name="Table1.A1" office:value-type="string">
            <text:p text:style-name="P38">Synthetic, prosthetic</text:p>
          </table:table-cell>
          <table:table-cell table:style-name="Table1.A1" office:value-type="string">
            <text:p text:style-name="P90">Prepare</text:p>
          </table:table-cell>
          <table:table-cell table:style-name="Table1.A1" office:value-type="string">
            <text:p text:style-name="P90">Draw up</text:p>
          </table:table-cell>
        </table:table-row>
        <table:table-row>
          <table:table-cell table:style-name="Table1.A1" office:value-type="string">
            <text:p text:style-name="P44">Some people think</text:p>
          </table:table-cell>
          <table:table-cell table:style-name="Table1.A1" office:value-type="string">
            <text:p text:style-name="P44">Many people find</text:p>
          </table:table-cell>
          <table:table-cell table:style-name="Table1.A1" office:value-type="string">
            <text:p text:style-name="P91">cinema-goers</text:p>
          </table:table-cell>
          <table:table-cell table:style-name="Table1.A1" office:value-type="string">
            <text:p text:style-name="P91">cinema attendan<text:span text:style-name="T14">ts</text:span></text:p>
          </table:table-cell>
        </table:table-row>
        <table:table-row>
          <table:table-cell table:style-name="Table1.A31" office:value-type="string">
            <text:p text:style-name="P45">graph</text:p>
          </table:table-cell>
          <table:table-cell table:style-name="Table1.A31" office:value-type="string">
            <text:p text:style-name="P45">diagram</text:p>
          </table:table-cell>
          <table:table-cell table:style-name="Table1.A31" office:value-type="string">
            <text:p text:style-name="P21">Industrialized countries</text:p>
          </table:table-cell>
          <table:table-cell table:style-name="Table1.A31" office:value-type="string">
            <text:p text:style-name="P76">Developed countries</text:p>
          </table:table-cell>
        </table:table-row>
        <table:table-row>
          <table:table-cell table:style-name="Table1.A31" office:value-type="string">
            <text:p text:style-name="P45">information</text:p>
          </table:table-cell>
          <table:table-cell table:style-name="Table1.A31" office:value-type="string">
            <text:p text:style-name="P45">data</text:p>
          </table:table-cell>
          <table:table-cell table:style-name="Table1.A31" office:value-type="string">
            <text:p text:style-name="P92">about</text:p>
          </table:table-cell>
          <table:table-cell table:style-name="Table1.A31" office:value-type="string">
            <text:p text:style-name="P92">On</text:p>
          </table:table-cell>
        </table:table-row>
        <table:table-row>
          <table:table-cell table:style-name="Table1.A31" office:value-type="string">
            <text:p text:style-name="P46">projection</text:p>
          </table:table-cell>
          <table:table-cell table:style-name="Table1.A31" office:value-type="string">
            <text:p text:style-name="P46">forecast</text:p>
          </table:table-cell>
          <table:table-cell table:style-name="Table1.A31" office:value-type="string">
            <text:p text:style-name="P93">to 2018</text:p>
          </table:table-cell>
          <table:table-cell table:style-name="Table1.A31" office:value-type="string">
            <text:p text:style-name="P93">up to 2018.</text:p>
          </table:table-cell>
        </table:table-row>
        <table:table-row>
          <table:table-cell table:style-name="Table1.A31" office:value-type="string">
            <text:p text:style-name="P47">Describes</text:p>
          </table:table-cell>
          <table:table-cell table:style-name="Table1.A31" office:value-type="string">
            <text:p text:style-name="P47">Shows, represents, depicts, indicates, demonstrate<text:span text:style-name="T5">s</text:span>, illustrate<text:span text:style-name="T5">s</text:span>, lists, <text:span text:style-name="T17">gives</text:span></text:p>
          </table:table-cell>
          <table:table-cell table:style-name="Table1.A31" office:value-type="string">
            <text:p text:style-name="P48">between 1990 and 1996</text:p>
          </table:table-cell>
          <table:table-cell table:style-name="Table1.A31" office:value-type="string">
            <text:p text:style-name="P48">over a 6 years period<text:line-break/>from 1990 to 1996</text:p>
          </table:table-cell>
        </table:table-row>
        <table:table-row>
          <table:table-cell table:style-name="Table1.A31" office:value-type="string">
            <text:p text:style-name="P49">significant</text:p>
          </table:table-cell>
          <table:table-cell table:style-name="Table1.A31" office:value-type="string">
            <text:p text:style-name="P49">Sudden, steady, rapid, dramatic</text:p>
          </table:table-cell>
          <table:table-cell table:style-name="Table1.A31" office:value-type="string">
            <text:p text:style-name="P50">Rise</text:p>
          </table:table-cell>
          <table:table-cell table:style-name="Table1.A31" office:value-type="string">
            <text:p text:style-name="P50">Increase, climb, jump, <text:span text:style-name="T6">go up</text:span></text:p>
          </table:table-cell>
        </table:table-row>
        <table:table-row>
          <table:table-cell table:style-name="Table1.A31" office:value-type="string">
            <text:p text:style-name="P51">Decrease</text:p>
          </table:table-cell>
          <table:table-cell table:style-name="Table1.A31" office:value-type="string">
            <text:p text:style-name="P56">Slump, plummet, <text:span text:style-name="T7">go</text:span> down, declined, dropped</text:p>
          </table:table-cell>
          <table:table-cell table:style-name="Table1.A31" office:value-type="string">
            <text:p text:style-name="P52">Plateau</text:p>
          </table:table-cell>
          <table:table-cell table:style-name="Table1.A31" office:value-type="string">
            <text:p text:style-name="P52">Remain same</text:p>
          </table:table-cell>
        </table:table-row>
        <table:table-row>
          <table:table-cell table:style-name="Table1.A31" office:value-type="string">
            <text:p text:style-name="P2">refreshment</text:p>
          </table:table-cell>
          <table:table-cell table:style-name="Table1.A31" office:value-type="string">
            <text:p text:style-name="P53">food and drinks</text:p>
          </table:table-cell>
          <table:table-cell table:style-name="Table1.A31" office:value-type="string">
            <text:p text:style-name="P54"><text:span text:style-name="T9">I</text:span>f I were you</text:p>
          </table:table-cell>
          <table:table-cell table:style-name="Table1.A31" office:value-type="string">
            <text:p text:style-name="P2">I recommend you<text:line-break/><text:span text:style-name="T13">If I were in your boots</text:span></text:p>
          </table:table-cell>
        </table:table-row>
        <table:table-row>
          <table:table-cell table:style-name="Table1.A31" office:value-type="string">
            <text:p text:style-name="P2">a large bag</text:p>
          </table:table-cell>
          <table:table-cell table:style-name="Table1.A31" office:value-type="string">
            <text:p text:style-name="P55">a good sized rucksa<text:span text:style-name="T13">ck</text:span></text:p>
          </table:table-cell>
          <table:table-cell table:style-name="Table1.A31" office:value-type="string">
            <text:p text:style-name="P2"><text:span text:style-name="T12">W</text:span>alking boots</text:p>
          </table:table-cell>
          <table:table-cell table:style-name="Table1.A31" office:value-type="string">
            <text:p text:style-name="P54"><text:span text:style-name="T12">S</text:span>trong footwear<text:line-break/><text:span text:style-name="T12">A</text:span> good pair of boot<text:span text:style-name="T13">s</text:span></text:p>
          </table:table-cell>
        </table:table-row>
        <table:table-row>
          <table:table-cell table:style-name="Table1.A31" office:value-type="string">
            <text:p text:style-name="P2">local currency</text:p>
          </table:table-cell>
          <table:table-cell table:style-name="Table1.A31" office:value-type="string">
            <text:p text:style-name="P54">Cash</text:p>
          </table:table-cell>
          <table:table-cell table:style-name="Table1.A31" office:value-type="string">
            <text:p text:style-name="P2">some people recommend</text:p>
          </table:table-cell>
          <table:table-cell table:style-name="Table1.A31" office:value-type="string">
            <text:p text:style-name="P94">writer recommended</text:p>
          </table:table-cell>
        </table:table-row>
        <table:table-row>
          <table:table-cell table:style-name="Table1.A31" office:value-type="string">
            <text:p text:style-name="P3">suitcase</text:p>
          </table:table-cell>
          <table:table-cell table:style-name="Table1.A31" office:value-type="string">
            <text:p text:style-name="P53">luggage</text:p>
          </table:table-cell>
          <table:table-cell table:style-name="Table1.A31" office:value-type="string">
            <text:p text:style-name="P3">reservation</text:p>
          </table:table-cell>
          <table:table-cell table:style-name="Table1.A31" office:value-type="string">
            <text:p text:style-name="P53">Booking</text:p>
          </table:table-cell>
        </table:table-row>
        <table:table-row>
          <table:table-cell table:style-name="Table1.A31" office:value-type="string">
            <text:p text:style-name="P3">holiday</text:p>
          </table:table-cell>
          <table:table-cell table:style-name="Table1.A31" office:value-type="string">
            <text:p text:style-name="P53">vacation</text:p>
          </table:table-cell>
          <table:table-cell table:style-name="Table1.A31" office:value-type="string">
            <text:p text:style-name="P4">Walk through</text:p>
          </table:table-cell>
          <table:table-cell table:style-name="Table1.A31" office:value-type="string">
            <text:p text:style-name="P59">Cross</text:p>
          </table:table-cell>
        </table:table-row>
        <table:table-row>
          <table:table-cell table:style-name="Table1.A31" office:value-type="string">
            <text:p text:style-name="P5">Spread along</text:p>
          </table:table-cell>
          <table:table-cell table:style-name="Table1.A31" office:value-type="string">
            <text:p text:style-name="P60">Go along</text:p>
          </table:table-cell>
          <table:table-cell table:style-name="Table1.A31" office:value-type="string">
            <text:p text:style-name="P6">Woodland </text:p>
          </table:table-cell>
          <table:table-cell table:style-name="Table1.A31" office:value-type="string">
            <text:p text:style-name="P61">Wooded area</text:p>
          </table:table-cell>
        </table:table-row>
        <table:table-row>
          <table:table-cell table:style-name="Table1.A31" office:value-type="string">
            <text:p text:style-name="P7">Way back</text:p>
          </table:table-cell>
          <table:table-cell table:style-name="Table1.A31" office:value-type="string">
            <text:p text:style-name="P62">return</text:p>
          </table:table-cell>
          <table:table-cell table:style-name="Table1.A31" office:value-type="string">
            <text:p text:style-name="P8">One area</text:p>
          </table:table-cell>
          <table:table-cell table:style-name="Table1.A31" office:value-type="string">
            <text:p text:style-name="P63">One part</text:p>
          </table:table-cell>
        </table:table-row>
        <table:table-row>
          <table:table-cell table:style-name="Table1.A31" office:value-type="string">
            <text:p text:style-name="P9">Preparing refreshments</text:p>
          </table:table-cell>
          <table:table-cell table:style-name="Table1.A31" office:value-type="string">
            <text:p text:style-name="P64">Hospitality staffs</text:p>
          </table:table-cell>
          <table:table-cell table:style-name="Table1.A31" office:value-type="string">
            <text:p text:style-name="P9">On <text:span text:style-name="T21">the i</text:span>nternet</text:p>
          </table:table-cell>
          <table:table-cell table:style-name="Table1.A31" office:value-type="string">
            <text:p text:style-name="P126">Online, <text:span text:style-name="T22">computer, t</text:span><text:span text:style-name="T28">echnology</text:span></text:p>
          </table:table-cell>
        </table:table-row>
        <table:table-row>
          <table:table-cell table:style-name="Table1.A31" office:value-type="string">
            <text:p text:style-name="P9">Globe</text:p>
          </table:table-cell>
          <table:table-cell table:style-name="Table1.A31" office:value-type="string">
            <text:p text:style-name="P64">Earth</text:p>
          </table:table-cell>
          <table:table-cell table:style-name="Table1.A31" office:value-type="string">
            <text:p text:style-name="P9">Protected</text:p>
          </table:table-cell>
          <table:table-cell table:style-name="Table1.A31" office:value-type="string">
            <text:p text:style-name="P64">Saved</text:p>
          </table:table-cell>
        </table:table-row>
        <table:table-row>
          <table:table-cell table:style-name="Table1.A31" office:value-type="string">
            <text:p text:style-name="P9">A significant portion</text:p>
          </table:table-cell>
          <table:table-cell table:style-name="Table1.A31" office:value-type="string">
            <text:p text:style-name="P64">A large <text:span text:style-name="T8">p</text:span>art</text:p>
          </table:table-cell>
          <table:table-cell table:style-name="Table1.A31" office:value-type="string">
            <text:p text:style-name="P10">Consists of </text:p>
          </table:table-cell>
          <table:table-cell table:style-name="Table1.A31" office:value-type="string">
            <text:p text:style-name="P65">Made of</text:p>
          </table:table-cell>
        </table:table-row>
        <table:table-row>
          <table:table-cell table:style-name="Table1.A31" office:value-type="string">
            <text:p text:style-name="P10">When water is short</text:p>
          </table:table-cell>
          <table:table-cell table:style-name="Table1.A31" office:value-type="string">
            <text:p text:style-name="P65">In times of drought</text:p>
          </table:table-cell>
          <table:table-cell table:style-name="Table1.A31" office:value-type="string">
            <text:p text:style-name="P11">Burgeoning</text:p>
          </table:table-cell>
          <table:table-cell table:style-name="Table1.A31" office:value-type="string">
            <text:p text:style-name="P66">Increasing</text:p>
          </table:table-cell>
        </table:table-row>
        <table:table-row>
          <table:table-cell table:style-name="Table1.A31" office:value-type="string">
            <text:p text:style-name="P13">A wide variety of hotels</text:p>
          </table:table-cell>
          <table:table-cell table:style-name="Table1.A31" office:value-type="string">
            <text:p text:style-name="P68">Whole range of different hotels</text:p>
          </table:table-cell>
          <table:table-cell table:style-name="Table1.A31" office:value-type="string">
            <text:p text:style-name="P12">Underestimate</text:p>
          </table:table-cell>
          <table:table-cell table:style-name="Table1.A31" office:value-type="string">
            <text:p text:style-name="P67">Overlook</text:p>
          </table:table-cell>
        </table:table-row>
        <table:table-row table:style-name="Table1.49">
          <table:table-cell table:style-name="Table1.A31" office:value-type="string">
            <text:p text:style-name="P12">Dispiriting</text:p>
          </table:table-cell>
          <table:table-cell table:style-name="Table1.A31" office:value-type="string">
            <text:p text:style-name="P67">Depressed</text:p>
          </table:table-cell>
          <table:table-cell table:style-name="Table1.A31" office:value-type="string">
            <text:p text:style-name="P12">Throughout the world</text:p>
          </table:table-cell>
          <table:table-cell table:style-name="Table1.A31" office:value-type="string">
            <text:p text:style-name="P67">All over the world</text:p>
          </table:table-cell>
        </table:table-row>
        <table:table-row>
          <table:table-cell table:style-name="Table1.A31" office:value-type="string">
            <text:p text:style-name="P14">Everyday life</text:p>
          </table:table-cell>
          <table:table-cell table:style-name="Table1.A31" office:value-type="string">
            <text:p text:style-name="P69">Routine life</text:p>
          </table:table-cell>
          <table:table-cell table:style-name="Table1.A31" office:value-type="string">
            <text:p text:style-name="P15">Remain</text:p>
          </table:table-cell>
          <table:table-cell table:style-name="Table1.A31" office:value-type="string">
            <text:p text:style-name="P70">Left</text:p>
          </table:table-cell>
        </table:table-row>
        <table:table-row>
          <table:table-cell table:style-name="Table1.A31" office:value-type="string">
            <text:p text:style-name="P15">Cavernous</text:p>
          </table:table-cell>
          <table:table-cell table:style-name="Table1.A31" office:value-type="string">
            <text:p text:style-name="P70">Contains caves</text:p>
          </table:table-cell>
          <table:table-cell table:style-name="Table1.A31" office:value-type="string">
            <text:p text:style-name="P117">Old</text:p>
          </table:table-cell>
          <table:table-cell table:style-name="Table1.A31" office:value-type="string">
            <text:p text:style-name="P123">Outdated</text:p>
          </table:table-cell>
        </table:table-row>
        <table:table-row>
          <table:table-cell table:style-name="Table1.A31" office:value-type="string">
            <text:p text:style-name="P15">Along the partings</text:p>
          </table:table-cell>
          <table:table-cell table:style-name="Table1.A31" office:value-type="string">
            <text:p text:style-name="P70">At the partings</text:p>
          </table:table-cell>
          <table:table-cell table:style-name="Table1.A31" office:value-type="string">
            <text:p text:style-name="P15">Percolate down</text:p>
          </table:table-cell>
          <table:table-cell table:style-name="Table1.A31" office:value-type="string">
            <text:p text:style-name="P70">Tickling down</text:p>
          </table:table-cell>
        </table:table-row>
        <table:table-row>
          <table:table-cell table:style-name="Table1.A31" office:value-type="string">
            <text:p text:style-name="P15">Enlarged</text:p>
          </table:table-cell>
          <table:table-cell table:style-name="Table1.A31" office:value-type="string">
            <text:p text:style-name="P70">Extended</text:p>
          </table:table-cell>
          <table:table-cell table:style-name="Table1.A31" office:value-type="string">
            <text:p text:style-name="P15">Carried by</text:p>
          </table:table-cell>
          <table:table-cell table:style-name="Table1.A31" office:value-type="string">
            <text:p text:style-name="P70">Take along</text:p>
          </table:table-cell>
        </table:table-row>
        <table:table-row>
          <table:table-cell table:style-name="Table1.A31" office:value-type="string">
            <text:p text:style-name="P15">Accumulate</text:p>
          </table:table-cell>
          <table:table-cell table:style-name="Table1.A31" office:value-type="string">
            <text:p text:style-name="P70">Build up</text:p>
          </table:table-cell>
          <table:table-cell table:style-name="Table1.A31" office:value-type="string">
            <text:p text:style-name="P15">Characteristically</text:p>
          </table:table-cell>
          <table:table-cell table:style-name="Table1.A31" office:value-type="string">
            <text:p text:style-name="P70">Typically</text:p>
          </table:table-cell>
        </table:table-row>
        <table:table-row>
          <table:table-cell table:style-name="Table1.A31" office:value-type="string">
            <text:p text:style-name="P16">450 million years ago</text:p>
          </table:table-cell>
          <table:table-cell table:style-name="Table1.A31" office:value-type="string">
            <text:p text:style-name="P71">450 million years old</text:p>
          </table:table-cell>
          <table:table-cell table:style-name="Table1.A31" office:value-type="string">
            <text:p text:style-name="P16">Mystery</text:p>
          </table:table-cell>
          <table:table-cell table:style-name="Table1.A31" office:value-type="string">
            <text:p text:style-name="P71">Unknown</text:p>
          </table:table-cell>
        </table:table-row>
        <table:table-row>
          <table:table-cell table:style-name="Table1.A31" office:value-type="string">
            <text:p text:style-name="P16">Swirl down</text:p>
          </table:table-cell>
          <table:table-cell table:style-name="Table1.A31" office:value-type="string">
            <text:p text:style-name="P71">Going down</text:p>
          </table:table-cell>
          <table:table-cell table:style-name="Table1.A31" office:value-type="string">
            <text:p text:style-name="P16">Predict</text:p>
          </table:table-cell>
          <table:table-cell table:style-name="Table1.A31" office:value-type="string">
            <text:p text:style-name="P71">Foretold</text:p>
          </table:table-cell>
        </table:table-row>
        <table:table-row>
          <table:table-cell table:style-name="Table1.A31" office:value-type="string">
            <text:p text:style-name="P16">Worth reading</text:p>
          </table:table-cell>
          <table:table-cell table:style-name="Table1.A31" office:value-type="string">
            <text:p text:style-name="P71">Must read</text:p>
          </table:table-cell>
          <table:table-cell table:style-name="Table1.A31" office:value-type="string">
            <text:p text:style-name="P16">Not essential</text:p>
          </table:table-cell>
          <table:table-cell table:style-name="Table1.A31" office:value-type="string">
            <text:p text:style-name="P71">Useful</text:p>
          </table:table-cell>
        </table:table-row>
        <text:soft-page-break/>
        <table:table-row>
          <table:table-cell table:style-name="Table1.A31" office:value-type="string">
            <text:p text:style-name="P16">Forge</text:p>
          </table:table-cell>
          <table:table-cell table:style-name="Table1.A31" office:value-type="string">
            <text:p text:style-name="P71">Metal industry</text:p>
          </table:table-cell>
          <table:table-cell table:style-name="Table1.A31" office:value-type="string">
            <text:p text:style-name="P16"><text:span text:style-name="T11">W</text:span>on’t bother</text:p>
          </table:table-cell>
          <table:table-cell table:style-name="Table1.A31" office:value-type="string">
            <text:p text:style-name="P71"><text:span text:style-name="T11">D</text:span>on’t read</text:p>
          </table:table-cell>
        </table:table-row>
        <table:table-row>
          <table:table-cell table:style-name="Table1.A31" office:value-type="string">
            <text:p text:style-name="P18">Conclusion</text:p>
          </table:table-cell>
          <table:table-cell table:style-name="Table1.A31" office:value-type="string">
            <text:p text:style-name="P73">The last part</text:p>
          </table:table-cell>
          <table:table-cell table:style-name="Table1.A31" office:value-type="string">
            <text:p text:style-name="P19">Limited use</text:p>
          </table:table-cell>
          <table:table-cell table:style-name="Table1.A31" office:value-type="string">
            <text:p text:style-name="P74">Could be some of help but not that much</text:p>
          </table:table-cell>
        </table:table-row>
        <table:table-row>
          <table:table-cell table:style-name="Table1.A31" office:value-type="string">
            <text:p text:style-name="P17">Noisy neighbors</text:p>
          </table:table-cell>
          <table:table-cell table:style-name="Table1.A31" office:value-type="string">
            <text:p text:style-name="P72">The people living nearby disturbing them</text:p>
          </table:table-cell>
          <table:table-cell table:style-name="Table1.A31" office:value-type="string">
            <text:p text:style-name="P16">The owner of the property who won’t help fix things that go wrong</text:p>
          </table:table-cell>
          <table:table-cell table:style-name="Table1.A31" office:value-type="string">
            <text:p text:style-name="P71">Uncooperative landlord</text:p>
          </table:table-cell>
        </table:table-row>
        <table:table-row>
          <table:table-cell table:style-name="Table1.A31" office:value-type="string">
            <text:p text:style-name="P17">Environment</text:p>
          </table:table-cell>
          <table:table-cell table:style-name="Table1.A31" office:value-type="string">
            <text:p text:style-name="P72">A more attractive neighborhood</text:p>
          </table:table-cell>
          <table:table-cell table:style-name="Table1.A31" office:value-type="string">
            <text:p text:style-name="P20">Reasons</text:p>
          </table:table-cell>
          <table:table-cell table:style-name="Table1.A31" office:value-type="string">
            <text:p text:style-name="P75">Causes</text:p>
          </table:table-cell>
        </table:table-row>
        <table:table-row>
          <table:table-cell table:style-name="Table1.A31" office:value-type="string">
            <text:p text:style-name="P21">Sparsely</text:p>
          </table:table-cell>
          <table:table-cell table:style-name="Table1.A31" office:value-type="string">
            <text:p text:style-name="P76">Only present in small numbers</text:p>
          </table:table-cell>
          <table:table-cell table:style-name="Table1.A31" office:value-type="string">
            <text:p text:style-name="P21">Traits</text:p>
          </table:table-cell>
          <table:table-cell table:style-name="Table1.A31" office:value-type="string">
            <text:p text:style-name="P76">Characteristics</text:p>
          </table:table-cell>
        </table:table-row>
        <table:table-row>
          <table:table-cell table:style-name="Table1.A31" office:value-type="string">
            <text:p text:style-name="P21">Puzzled </text:p>
          </table:table-cell>
          <table:table-cell table:style-name="Table1.A31" office:value-type="string">
            <text:p text:style-name="P76">Confused</text:p>
          </table:table-cell>
          <table:table-cell table:style-name="Table1.A31" office:value-type="string">
            <text:p text:style-name="P21">Elongated</text:p>
          </table:table-cell>
          <table:table-cell table:style-name="Table1.A31" office:value-type="string">
            <text:p text:style-name="P76">Large</text:p>
          </table:table-cell>
        </table:table-row>
        <table:table-row>
          <table:table-cell table:style-name="Table1.A31" office:value-type="string">
            <text:p text:style-name="P21">Intricate</text:p>
          </table:table-cell>
          <table:table-cell table:style-name="Table1.A31" office:value-type="string">
            <text:p text:style-name="P76">Complex</text:p>
          </table:table-cell>
          <table:table-cell table:style-name="Table1.A31" office:value-type="string">
            <text:p text:style-name="P21">May</text:p>
          </table:table-cell>
          <table:table-cell table:style-name="Table1.A31" office:value-type="string">
            <text:p text:style-name="P76">Probably</text:p>
          </table:table-cell>
        </table:table-row>
        <table:table-row>
          <table:table-cell table:style-name="Table1.A31" office:value-type="string">
            <text:p text:style-name="P21">Folk of birds</text:p>
          </table:table-cell>
          <table:table-cell table:style-name="Table1.A31" office:value-type="string">
            <text:p text:style-name="P76">Group of birds</text:p>
          </table:table-cell>
          <table:table-cell table:style-name="Table1.A31" office:value-type="string">
            <text:p text:style-name="P21">Unidentifiable</text:p>
          </table:table-cell>
          <table:table-cell table:style-name="Table1.A31" office:value-type="string">
            <text:p text:style-name="P76">Unusual</text:p>
          </table:table-cell>
        </table:table-row>
        <table:table-row>
          <table:table-cell table:style-name="Table1.A31" office:value-type="string">
            <text:p text:style-name="P21">Largest </text:p>
          </table:table-cell>
          <table:table-cell table:style-name="Table1.A31" office:value-type="string">
            <text:p text:style-name="P76">Greatest</text:p>
          </table:table-cell>
          <table:table-cell table:style-name="Table1.A31" office:value-type="string">
            <text:p text:style-name="P22">Decidedly</text:p>
          </table:table-cell>
          <table:table-cell table:style-name="Table1.A31" office:value-type="string">
            <text:p text:style-name="P77">Undoubtedly, undeniably</text:p>
          </table:table-cell>
        </table:table-row>
        <table:table-row>
          <table:table-cell table:style-name="Table1.A31" office:value-type="string">
            <text:p text:style-name="P23">Documentations</text:p>
          </table:table-cell>
          <table:table-cell table:style-name="Table1.A31" office:value-type="string">
            <text:p text:style-name="P102">Records</text:p>
          </table:table-cell>
          <table:table-cell table:style-name="Table1.A31" office:value-type="string">
            <text:p text:style-name="P22">Explored</text:p>
          </table:table-cell>
          <table:table-cell table:style-name="Table1.A31" office:value-type="string">
            <text:p text:style-name="P127">Discovered, <text:span text:style-name="T33">Uncovered</text:span></text:p>
          </table:table-cell>
        </table:table-row>
        <table:table-row>
          <table:table-cell table:style-name="Table1.A31" office:value-type="string">
            <text:p text:style-name="P23">Proliferate</text:p>
          </table:table-cell>
          <table:table-cell table:style-name="Table1.A31" office:value-type="string">
            <text:p text:style-name="P102">Increase rapidly in numbers</text:p>
          </table:table-cell>
          <table:table-cell table:style-name="Table1.A31" office:value-type="string">
            <text:p text:style-name="P23">Yet</text:p>
          </table:table-cell>
          <table:table-cell table:style-name="Table1.A31" office:value-type="string">
            <text:p text:style-name="P78">Until now</text:p>
          </table:table-cell>
        </table:table-row>
        <table:table-row>
          <table:table-cell table:style-name="Table1.A31" office:value-type="string">
            <text:p text:style-name="P23">Already</text:p>
          </table:table-cell>
          <table:table-cell table:style-name="Table1.A31" office:value-type="string">
            <text:p text:style-name="P102">Earlier than expected</text:p>
          </table:table-cell>
          <table:table-cell table:style-name="Table1.A31" office:value-type="string">
            <text:p text:style-name="P23">Still</text:p>
          </table:table-cell>
          <table:table-cell table:style-name="Table1.A31" office:value-type="string">
            <text:p text:style-name="P78">Something is as the same as before</text:p>
          </table:table-cell>
        </table:table-row>
        <table:table-row>
          <table:table-cell table:style-name="Table1.A31" office:value-type="string">
            <text:p text:style-name="P23">Unaided eye</text:p>
          </table:table-cell>
          <table:table-cell table:style-name="Table1.A31" office:value-type="string">
            <text:p text:style-name="P102">Human eye</text:p>
          </table:table-cell>
          <table:table-cell table:style-name="Table1.A31" office:value-type="string">
            <text:p text:style-name="P23">Timekeeper</text:p>
          </table:table-cell>
          <table:table-cell table:style-name="Table1.A31" office:value-type="string">
            <text:p text:style-name="P78">Watch</text:p>
          </table:table-cell>
        </table:table-row>
        <table:table-row>
          <table:table-cell table:style-name="Table1.A31" office:value-type="string">
            <text:p text:style-name="P23">Equal</text:p>
          </table:table-cell>
          <table:table-cell table:style-name="Table1.A31" office:value-type="string">
            <text:p text:style-name="P102">Uniform</text:p>
          </table:table-cell>
          <table:table-cell table:style-name="Table1.A31" office:value-type="string">
            <text:p text:style-name="P23">Civil </text:p>
          </table:table-cell>
          <table:table-cell table:style-name="Table1.A31" office:value-type="string">
            <text:p text:style-name="P78">Municipal</text:p>
          </table:table-cell>
        </table:table-row>
        <table:table-row>
          <table:table-cell table:style-name="Table1.A31" office:value-type="string">
            <text:p text:style-name="P23">Rudimentary</text:p>
          </table:table-cell>
          <table:table-cell table:style-name="Table1.A31" office:value-type="string">
            <text:p text:style-name="P102">Elementary</text:p>
          </table:table-cell>
          <table:table-cell table:style-name="Table1.A31" office:value-type="string">
            <text:p text:style-name="P23">Coincidental</text:p>
          </table:table-cell>
          <table:table-cell table:style-name="Table1.A31" office:value-type="string">
            <text:p text:style-name="P78">Contemporary</text:p>
          </table:table-cell>
        </table:table-row>
        <table:table-row>
          <table:table-cell table:style-name="Table1.A31" office:value-type="string">
            <text:p text:style-name="P23">Fortuitous</text:p>
          </table:table-cell>
          <table:table-cell table:style-name="Table1.A31" office:value-type="string">
            <text:p text:style-name="P102">Sudden, accidental</text:p>
          </table:table-cell>
          <table:table-cell table:style-name="Table1.A31" office:value-type="string">
            <text:p text:style-name="P24">Altitude</text:p>
          </table:table-cell>
          <table:table-cell table:style-name="Table1.A31" office:value-type="string">
            <text:p text:style-name="P79">Height</text:p>
          </table:table-cell>
        </table:table-row>
        <table:table-row>
          <table:table-cell table:style-name="Table1.A31" office:value-type="string">
            <text:p text:style-name="P24">Different</text:p>
          </table:table-cell>
          <table:table-cell table:style-name="Table1.A31" office:value-type="string">
            <text:p text:style-name="P103">Individual</text:p>
          </table:table-cell>
          <table:table-cell table:style-name="Table1.A31" office:value-type="string">
            <text:p text:style-name="P25">Type</text:p>
          </table:table-cell>
          <table:table-cell table:style-name="Table1.A31" office:value-type="string">
            <text:p text:style-name="P80">Category, <text:span text:style-name="T19">sorts </text:span></text:p>
          </table:table-cell>
        </table:table-row>
        <table:table-row>
          <table:table-cell table:style-name="Table1.A31" office:value-type="string">
            <text:p text:style-name="P26">Effect of </text:p>
          </table:table-cell>
          <table:table-cell table:style-name="Table1.A31" office:value-type="string">
            <text:p text:style-name="P104">Result of</text:p>
          </table:table-cell>
          <table:table-cell table:style-name="Table1.A31" office:value-type="string">
            <text:p text:style-name="P26">Probable</text:p>
          </table:table-cell>
          <table:table-cell table:style-name="Table1.A31" office:value-type="string">
            <text:p text:style-name="P81">Likely</text:p>
          </table:table-cell>
        </table:table-row>
        <table:table-row>
          <table:table-cell table:style-name="Table1.A31" office:value-type="string">
            <text:p text:style-name="P27">State</text:p>
          </table:table-cell>
          <table:table-cell table:style-name="Table1.A31" office:value-type="string">
            <text:p text:style-name="P105">Government</text:p>
          </table:table-cell>
          <table:table-cell table:style-name="Table1.A31" office:value-type="string">
            <text:p text:style-name="P28">Exacerbate</text:p>
          </table:table-cell>
          <table:table-cell table:style-name="Table1.A31" office:value-type="string">
            <text:p text:style-name="P82">Make worse, <text:span text:style-name="T18">aggravate </text:span></text:p>
          </table:table-cell>
        </table:table-row>
        <table:table-row>
          <table:table-cell table:style-name="Table1.A31" office:value-type="string">
            <text:p text:style-name="P119">For example</text:p>
          </table:table-cell>
          <table:table-cell table:style-name="Table1.A31" office:value-type="string">
            <text:p text:style-name="P131">For instance</text:p>
          </table:table-cell>
          <table:table-cell table:style-name="Table1.A31" office:value-type="string">
            <text:p text:style-name="P29">In the year 2009</text:p>
          </table:table-cell>
          <table:table-cell table:style-name="Table1.A31" office:value-type="string">
            <text:p text:style-name="P83">During 2009</text:p>
          </table:table-cell>
        </table:table-row>
        <table:table-row>
          <table:table-cell table:style-name="Table1.A31" office:value-type="string">
            <text:p text:style-name="P117">Auditorium</text:p>
          </table:table-cell>
          <table:table-cell table:style-name="Table1.A31" office:value-type="string">
            <text:p text:style-name="P130">Lecture hall</text:p>
          </table:table-cell>
          <table:table-cell table:style-name="Table1.A31" office:value-type="string">
            <text:p text:style-name="P30">Education</text:p>
          </table:table-cell>
          <table:table-cell table:style-name="Table1.A31" office:value-type="string">
            <text:p text:style-name="P84">In the class room, students and teachers</text:p>
          </table:table-cell>
        </table:table-row>
        <table:table-row>
          <table:table-cell table:style-name="Table1.A31" office:value-type="string">
            <text:p text:style-name="P30">Positive trend</text:p>
          </table:table-cell>
          <table:table-cell table:style-name="Table1.A31" office:value-type="string">
            <text:p text:style-name="P107">Positive development</text:p>
          </table:table-cell>
          <table:table-cell table:style-name="Table1.A31" office:value-type="string">
            <text:p text:style-name="P30">Negative consequences </text:p>
          </table:table-cell>
          <table:table-cell table:style-name="Table1.A31" office:value-type="string">
            <text:p text:style-name="P84">Adverse ramifications</text:p>
          </table:table-cell>
        </table:table-row>
        <table:table-row>
          <table:table-cell table:style-name="Table1.A31" office:value-type="string">
            <text:p text:style-name="P31">Thinking</text:p>
          </table:table-cell>
          <table:table-cell table:style-name="Table1.A31" office:value-type="string">
            <text:p text:style-name="P108">Viewpoint</text:p>
          </table:table-cell>
          <table:table-cell table:style-name="Table1.A31" office:value-type="string">
            <text:p text:style-name="P31">Representative</text:p>
          </table:table-cell>
          <table:table-cell table:style-name="Table1.A31" office:value-type="string">
            <text:p text:style-name="P85">Typical, norm</text:p>
          </table:table-cell>
        </table:table-row>
        <table:table-row>
          <table:table-cell table:style-name="Table1.A31" office:value-type="string">
            <text:p text:style-name="P31">Studying</text:p>
          </table:table-cell>
          <table:table-cell table:style-name="Table1.A31" office:value-type="string">
            <text:p text:style-name="P108">Reading</text:p>
          </table:table-cell>
          <table:table-cell table:style-name="Table1.A31" office:value-type="string">
            <text:p text:style-name="P31">Rural areas</text:p>
          </table:table-cell>
          <table:table-cell table:style-name="Table1.A31" office:value-type="string">
            <text:p text:style-name="P85">Countrysides</text:p>
          </table:table-cell>
        </table:table-row>
        <table:table-row>
          <table:table-cell table:style-name="Table1.A31" office:value-type="string">
            <text:p text:style-name="P122"><text:s/><text:span text:style-name="T24">Exclusively</text:span></text:p>
          </table:table-cell>
          <table:table-cell table:style-name="Table1.A31" office:value-type="string">
            <text:p text:style-name="P128">Solely, <text:span text:style-name="T25">alone</text:span></text:p>
          </table:table-cell>
          <table:table-cell table:style-name="Table1.A31" office:value-type="string">
            <text:p text:style-name="P31">Accurately</text:p>
          </table:table-cell>
          <table:table-cell table:style-name="Table1.A31" office:value-type="string">
            <text:p text:style-name="P85">Precisely</text:p>
          </table:table-cell>
        </table:table-row>
        <table:table-row>
          <table:table-cell table:style-name="Table1.A31" office:value-type="string">
            <text:p text:style-name="P32">Variety of </text:p>
          </table:table-cell>
          <table:table-cell table:style-name="Table1.A31" office:value-type="string">
            <text:p text:style-name="P109">Extensive range of</text:p>
          </table:table-cell>
          <table:table-cell table:style-name="Table1.A31" office:value-type="string">
            <text:p text:style-name="P32">Give off</text:p>
          </table:table-cell>
          <table:table-cell table:style-name="Table1.A31" office:value-type="string">
            <text:p text:style-name="P86">Emit</text:p>
          </table:table-cell>
        </table:table-row>
        <table:table-row>
          <table:table-cell table:style-name="Table1.A31" office:value-type="string">
            <text:p text:style-name="P32">By degrees</text:p>
          </table:table-cell>
          <table:table-cell table:style-name="Table1.A31" office:value-type="string">
            <text:p text:style-name="P109">Gradually, step by step</text:p>
          </table:table-cell>
          <table:table-cell table:style-name="Table1.A31" office:value-type="string">
            <text:p text:style-name="P32">Difficulties</text:p>
          </table:table-cell>
          <table:table-cell table:style-name="Table1.A31" office:value-type="string">
            <text:p text:style-name="P86">Limitations, problems</text:p>
          </table:table-cell>
        </table:table-row>
        <table:table-row>
          <table:table-cell table:style-name="Table1.A31" office:value-type="string">
            <text:p text:style-name="P32">Exercise power</text:p>
          </table:table-cell>
          <table:table-cell table:style-name="Table1.A31" office:value-type="string">
            <text:p text:style-name="P109">Mastery</text:p>
          </table:table-cell>
          <table:table-cell table:style-name="Table1.A31" office:value-type="string">
            <text:p text:style-name="P32">Veracity</text:p>
          </table:table-cell>
          <table:table-cell table:style-name="Table1.A31" office:value-type="string">
            <text:p text:style-name="P86">Accuracy</text:p>
          </table:table-cell>
        </table:table-row>
        <table:table-row>
          <table:table-cell table:style-name="Table1.A31" office:value-type="string">
            <text:p text:style-name="P32">Tangible</text:p>
          </table:table-cell>
          <table:table-cell table:style-name="Table1.A31" office:value-type="string">
            <text:p text:style-name="P109">A thing that is perceptible by touch</text:p>
          </table:table-cell>
          <table:table-cell table:style-name="Table1.A31" office:value-type="string">
            <text:p text:style-name="P33">Catholic</text:p>
          </table:table-cell>
          <table:table-cell table:style-name="Table1.A31" office:value-type="string">
            <text:p text:style-name="P125">Universal, cosmopolitan, general, <text:span text:style-name="T32">a</text:span><text:span text:style-name="T27">s a whole</text:span></text:p>
          </table:table-cell>
        </table:table-row>
        <table:table-row>
          <table:table-cell table:style-name="Table1.A31" office:value-type="string">
            <text:p text:style-name="P33">Hostile </text:p>
          </table:table-cell>
          <table:table-cell table:style-name="Table1.A31" office:value-type="string">
            <text:p text:style-name="P110">Unfriendly</text:p>
          </table:table-cell>
          <table:table-cell table:style-name="Table1.A31" office:value-type="string">
            <text:p text:style-name="P33">Integral part </text:p>
          </table:table-cell>
          <table:table-cell table:style-name="Table1.A31" office:value-type="string">
            <text:p text:style-name="P87">Basic part</text:p>
          </table:table-cell>
        </table:table-row>
        <table:table-row>
          <table:table-cell table:style-name="Table1.A31" office:value-type="string">
            <text:p text:style-name="P33">A host of</text:p>
          </table:table-cell>
          <table:table-cell table:style-name="Table1.A31" office:value-type="string">
            <text:p text:style-name="P110">Numerous, a myriad of, <text:span text:style-name="T20">a lot of</text:span></text:p>
          </table:table-cell>
          <table:table-cell table:style-name="Table1.A31" office:value-type="string">
            <text:p text:style-name="P33">Solve</text:p>
          </table:table-cell>
          <table:table-cell table:style-name="Table1.A31" office:value-type="string">
            <text:p text:style-name="P87">Sort out, iron out</text:p>
          </table:table-cell>
        </table:table-row>
        <table:table-row>
          <table:table-cell table:style-name="Table1.A31" office:value-type="string">
            <text:p text:style-name="P33">Prejudice</text:p>
          </table:table-cell>
          <table:table-cell table:style-name="Table1.A31" office:value-type="string">
            <text:p text:style-name="P110">Superstition</text:p>
          </table:table-cell>
          <table:table-cell table:style-name="Table1.A31" office:value-type="string">
            <text:p text:style-name="P33">Learner</text:p>
          </table:table-cell>
          <table:table-cell table:style-name="Table1.A31" office:value-type="string">
            <text:p text:style-name="P87">Student, <text:span text:style-name="T23">pupil</text:span></text:p>
          </table:table-cell>
        </table:table-row>
        <table:table-row>
          <table:table-cell table:style-name="Table1.A31" office:value-type="string">
            <text:p text:style-name="P33">Disparage</text:p>
          </table:table-cell>
          <table:table-cell table:style-name="Table1.A31" office:value-type="string">
            <text:p text:style-name="P110">Ignore, belittle, <text:span text:style-name="T31">denigrate</text:span></text:p>
          </table:table-cell>
          <table:table-cell table:style-name="Table1.A31" office:value-type="string">
            <text:p text:style-name="P33">Efficacy</text:p>
          </table:table-cell>
          <table:table-cell table:style-name="Table1.A31" office:value-type="string">
            <text:p text:style-name="P87">Ability, efficiency</text:p>
          </table:table-cell>
        </table:table-row>
        <table:table-row>
          <table:table-cell table:style-name="Table1.A31" office:value-type="string">
            <text:p text:style-name="P34">Hitch</text:p>
          </table:table-cell>
          <table:table-cell table:style-name="Table1.A31" office:value-type="string">
            <text:p text:style-name="P111">Obs<text:span text:style-name="T30">tacle, difficulty</text:span></text:p>
          </table:table-cell>
          <table:table-cell table:style-name="Table1.A31" office:value-type="string">
            <text:p text:style-name="P34">Straight forward</text:p>
          </table:table-cell>
          <table:table-cell table:style-name="Table1.A31" office:value-type="string">
            <text:p text:style-name="P88">Not complicated</text:p>
          </table:table-cell>
        </table:table-row>
        <text:soft-page-break/>
        <table:table-row>
          <table:table-cell table:style-name="Table1.A31" office:value-type="string">
            <text:p text:style-name="P34">Supplant</text:p>
          </table:table-cell>
          <table:table-cell table:style-name="Table1.A31" office:value-type="string">
            <text:p text:style-name="P111">replace</text:p>
          </table:table-cell>
          <table:table-cell table:style-name="Table1.A31" office:value-type="string">
            <text:p text:style-name="P34">Constraints</text:p>
          </table:table-cell>
          <table:table-cell table:style-name="Table1.A31" office:value-type="string">
            <text:p text:style-name="P88">Requirements</text:p>
          </table:table-cell>
        </table:table-row>
        <table:table-row>
          <table:table-cell table:style-name="Table1.A31" office:value-type="string">
            <text:p text:style-name="P34">Comply</text:p>
          </table:table-cell>
          <table:table-cell table:style-name="Table1.A31" office:value-type="string">
            <text:p text:style-name="P111">Abide by, adhere to</text:p>
          </table:table-cell>
          <table:table-cell table:style-name="Table1.A31" office:value-type="string">
            <text:p text:style-name="P34">Academic pursuits</text:p>
          </table:table-cell>
          <table:table-cell table:style-name="Table1.A31" office:value-type="string">
            <text:p text:style-name="P88">Academic subjects</text:p>
          </table:table-cell>
        </table:table-row>
        <table:table-row>
          <table:table-cell table:style-name="Table1.A31" office:value-type="string">
            <text:p text:style-name="P35">Partake</text:p>
          </table:table-cell>
          <table:table-cell table:style-name="Table1.A31" office:value-type="string">
            <text:p text:style-name="P112">Participate</text:p>
          </table:table-cell>
          <table:table-cell table:style-name="Table1.A31" office:value-type="string">
            <text:p text:style-name="P35">Discuss</text:p>
          </table:table-cell>
          <table:table-cell table:style-name="Table1.A31" office:value-type="string">
            <text:p text:style-name="P89">Outline</text:p>
          </table:table-cell>
        </table:table-row>
        <table:table-row>
          <table:table-cell table:style-name="Table1.A31" office:value-type="string">
            <text:p text:style-name="P35">Main</text:p>
          </table:table-cell>
          <table:table-cell table:style-name="Table1.A31" office:value-type="string">
            <text:p text:style-name="P129">Principal, prime, <text:span text:style-name="T29">primary</text:span></text:p>
          </table:table-cell>
          <table:table-cell table:style-name="Table1.A31" office:value-type="string">
            <text:p text:style-name="P117"/>
          </table:table-cell>
          <table:table-cell table:style-name="Table1.A31" office:value-type="string">
            <text:p text:style-name="P123"/>
          </table:table-cell>
        </table:table-row>
        <table:table-row>
          <table:table-cell table:style-name="Table1.A31" office:value-type="string">
            <text:p text:style-name="P117"/>
          </table:table-cell>
          <table:table-cell table:style-name="Table1.A31" office:value-type="string">
            <text:p text:style-name="P130"/>
          </table:table-cell>
          <table:table-cell table:style-name="Table1.A31" office:value-type="string">
            <text:p text:style-name="P118"/>
          </table:table-cell>
          <table:table-cell table:style-name="Table1.A31" office:value-type="string">
            <text:p text:style-name="P124"/>
          </table:table-cell>
        </table:table-row>
        <table:table-row>
          <table:table-cell table:style-name="Table1.A31" office:value-type="string">
            <text:p text:style-name="P119"/>
          </table:table-cell>
          <table:table-cell table:style-name="Table1.A31" office:value-type="string">
            <text:p text:style-name="P131"/>
          </table:table-cell>
          <table:table-cell table:style-name="Table1.A31" office:value-type="string">
            <text:p text:style-name="P118"/>
          </table:table-cell>
          <table:table-cell table:style-name="Table1.A31" office:value-type="string">
            <text:p text:style-name="P124"/>
          </table:table-cell>
        </table:table-row>
      </table:table>
      <text:p text:style-name="P36"/>
      <text:p text:style-name="P113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7">Under 30</text:p>
            <text:p text:style-name="P57">Just under 30</text:p>
            <text:p text:style-name="P57">Slightly under 30</text:p>
            <text:p text:style-name="P57">Almost 30</text:p>
            <text:p text:style-name="P57">Nearly 30</text:p>
            <text:p text:style-name="P57">Close to 30</text:p>
            <text:p text:style-name="P57">Below 30</text:p>
            <text:p text:style-name="P57">Less than 30</text:p>
          </table:table-cell>
          <table:table-cell table:style-name="Table2.A1" office:value-type="string">
            <text:p text:style-name="P58">About 20</text:p>
            <text:p text:style-name="P58">Around 20</text:p>
            <text:p text:style-name="P58">Approximately 20</text:p>
            <text:p text:style-name="P58">More or less 20</text:p>
          </table:table-cell>
          <table:table-cell table:style-name="Table2.A1" office:value-type="string">
            <text:p text:style-name="P58">Over 20</text:p>
            <text:p text:style-name="P58">Just over 20</text:p>
            <text:p text:style-name="P58">Well over 20</text:p>
            <text:p text:style-name="P58">Above 20</text:p>
            <text:p text:style-name="P58">Marginally above 20</text:p>
            <text:p text:style-name="P58">More than 20</text:p>
            <text:p text:style-name="P58">Considerably more than 20</text:p>
            <text:p text:style-name="P5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initial-creator/>
    <meta:editing-cycles>100</meta:editing-cycles>
    <dc:date>2017-04-01T21:29:33.640815848</dc:date>
    <meta:editing-duration>PT21H44M50S</meta:editing-duration>
    <meta:document-statistic meta:table-count="2" meta:image-count="0" meta:object-count="0" meta:page-count="4" meta:paragraph-count="412" meta:word-count="811" meta:character-count="5378" meta:non-whitespace-character-count="4957"/>
  </office:meta>
</office:document-meta>
</file>